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9:24:45</dc:date>
    <dc:creator>tokai </dc:creator>
    <meta:editing-duration>PT2M17S</meta:editing-duration>
    <meta:editing-cycles>18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89842541528951E-016">
                <text:p>4.89842541528951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9.79685083057902E-016">
                <text:p>-9.79685083057902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82842712474619">
                <text:p>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